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E00000324EE8A668768374656.png" manifest:media-type="image/png"/>
  <manifest:file-entry manifest:full-path="Pictures/10000B120000547200006D40F5121198D75D0DB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982cm" svg:height="1.27cm" svg:x="2.177cm" svg:y="1.762cm">
          <draw:image xlink:href="Pictures/10000B120000547200006D40F5121198D75D0DB8.svg" xlink:type="simple" xlink:show="embed" xlink:actuate="onLoad">
            <text:p/>
          </draw:image>
          <draw:image xlink:href="Pictures/100002010000026E00000324EE8A668768374656.png" xlink:type="simple" xlink:show="embed" xlink:actuate="onLoad"/>
        </draw:frame>
        <draw:frame draw:style-name="gr1" draw:text-style-name="P1" draw:layer="layout" svg:width="2.252cm" svg:height="2.912cm" svg:x="11.991cm" svg:y="1.635cm">
          <draw:image xlink:href="Pictures/10000B120000547200006D40F5121198D75D0DB8.svg" xlink:type="simple" xlink:show="embed" xlink:actuate="onLoad">
            <text:p/>
          </draw:image>
          <draw:image xlink:href="Pictures/100002010000026E00000324EE8A668768374656.png" xlink:type="simple" xlink:show="embed" xlink:actuate="onLoad"/>
        </draw:frame>
        <draw:frame draw:style-name="gr1" draw:text-style-name="P1" draw:layer="layout" svg:width="1.998cm" svg:height="2.584cm" svg:x="9.216cm" svg:y="1.635cm">
          <draw:image xlink:href="Pictures/10000B120000547200006D40F5121198D75D0DB8.svg" xlink:type="simple" xlink:show="embed" xlink:actuate="onLoad">
            <text:p/>
          </draw:image>
          <draw:image xlink:href="Pictures/100002010000026E00000324EE8A668768374656.png" xlink:type="simple" xlink:show="embed" xlink:actuate="onLoad"/>
        </draw:frame>
        <draw:frame draw:style-name="gr1" draw:text-style-name="P1" draw:layer="layout" svg:width="1.363cm" svg:height="1.762cm" svg:x="4.236cm" svg:y="1.608cm">
          <draw:image xlink:href="Pictures/10000B120000547200006D40F5121198D75D0DB8.svg" xlink:type="simple" xlink:show="embed" xlink:actuate="onLoad">
            <text:p/>
          </draw:image>
          <draw:image xlink:href="Pictures/100002010000026E00000324EE8A668768374656.png" xlink:type="simple" xlink:show="embed" xlink:actuate="onLoad"/>
        </draw:frame>
        <draw:frame draw:style-name="gr1" draw:text-style-name="P1" draw:layer="layout" svg:width="3.004cm" svg:height="3.884cm" svg:x="14.97cm" svg:y="1.561cm">
          <draw:image xlink:href="Pictures/10000B120000547200006D40F5121198D75D0DB8.svg" xlink:type="simple" xlink:show="embed" xlink:actuate="onLoad">
            <text:p/>
          </draw:image>
          <draw:image xlink:href="Pictures/100002010000026E00000324EE8A668768374656.png" xlink:type="simple" xlink:show="embed" xlink:actuate="onLoad"/>
        </draw:frame>
        <draw:frame draw:style-name="gr1" draw:text-style-name="P1" draw:layer="layout" svg:width="1.658cm" svg:height="2.143cm" svg:x="6.588cm" svg:y="1.651cm">
          <draw:image xlink:href="Pictures/10000B120000547200006D40F5121198D75D0DB8.svg" xlink:type="simple" xlink:show="embed" xlink:actuate="onLoad">
            <text:p/>
          </draw:image>
          <draw:image xlink:href="Pictures/100002010000026E00000324EE8A668768374656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02:40:37.391853637</meta:creation-date>
    <dc:date>2019-03-09T08:49:19.787011356</dc:date>
    <meta:editing-duration>PT5H58M23S</meta:editing-duration>
    <meta:editing-cycles>3</meta:editing-cycles>
    <meta:generator>LibreOffice/5.1.6.2$Linux_X86_64 LibreOffice_project/10m0$Build-2</meta:generator>
    <meta:document-statistic meta:object-count="6"/>
  </office:meta>
</office:document-meta>
</file>